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9cm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to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31cm"/>
    </style:style>
    <style:style style:name="gr10" style:family="graphic" style:parent-style-name="standard">
      <style:graphic-properties draw:stroke="none" svg:stroke-color="#000000" draw:fill="none" draw:fill-color="#ffffff" fo:min-height="1.1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3" style:family="graphic" style:parent-style-name="standard">
      <style:graphic-properties draw:fill="solid" draw:fill-color="#cfe7f5" draw:textarea-vertical-align="middle"/>
    </style:style>
    <style:style style:name="gr14" style:family="graphic" style:parent-style-name="standard">
      <style:graphic-properties draw:stroke="dash" draw:stroke-dash="Fine_20_Dashed" svg:stroke-color="#4c4c4c" draw:fill="none" fo:min-height="3.052cm"/>
    </style:style>
    <style:style style:name="gr15" style:family="graphic" style:parent-style-name="standard">
      <style:graphic-properties draw:stroke="none" draw:fill="none" fo:min-height="0.9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2pt" fo:font-weight="bold" style:font-size-asian="12pt" style:font-size-complex="12pt"/>
    </style:style>
    <style:style style:name="P6" style:family="paragraph">
      <style:paragraph-properties fo:text-align="center"/>
      <style:text-properties fo:font-weight="bold"/>
    </style:style>
    <style:style style:name="P7" style:family="paragraph"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6pt" fo:font-weight="bold" style:font-size-asian="16pt" style:font-size-complex="16pt"/>
    </style:style>
    <style:style style:name="P9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fo:font-weight="bold" style:font-size-asian="12pt" style:font-size-complex="12pt"/>
    </style:style>
    <style:style style:name="T5" style:family="text">
      <style:text-properties fo:font-size="16pt" fo:font-weight="bold" style:font-size-asian="16pt" style:font-size-complex="16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1" draw:id="id31" draw:layer="layout" svg:width="3.556cm" svg:height="1.039cm" svg:x="2.27cm" svg:y="8.714cm">
          <draw:text-box>
            <text:p><text:span text:style-name="T1">gpsTime_arg[63:0]</text:span></text:p>
          </draw:text-box>
        </draw:frame>
        <draw:frame draw:style-name="gr2" draw:text-style-name="P1" xml:id="id27" draw:id="id27" draw:layer="layout" svg:width="3.302cm" svg:height="0.645cm" svg:x="2.27cm" svg:y="11.404cm">
          <draw:text-box>
            <text:p><text:span text:style-name="T1">CLK_sys0_clk</text:span></text:p>
          </draw:text-box>
        </draw:frame>
        <draw:rect draw:style-name="gr3" draw:text-style-name="P3" xml:id="id3" draw:id="id3" draw:layer="layout" svg:width="1.27cm" svg:height="1.27cm" svg:x="19.796cm" svg:y="8.356cm">
          <draw:glue-point draw:id="4" svg:x="-5.007cm" svg:y="-1.574cm"/>
          <draw:glue-point draw:id="5" svg:x="-5.007cm" svg:y="3.425cm"/>
          <text:p text:style-name="P2"><text:span text:style-name="T1">Mux</text:span></text:p>
        </draw:rect>
        <draw:rect draw:style-name="gr3" draw:text-style-name="P3" xml:id="id2" draw:id="id2" draw:layer="layout" svg:width="1.27cm" svg:height="1.27cm" svg:x="15.986cm" svg:y="8.356cm">
          <draw:glue-point draw:id="4" svg:x="-3cm" svg:y="5cm"/>
          <draw:glue-point draw:id="5" svg:x="2cm" svg:y="5cm"/>
          <text:p text:style-name="P2"><text:span text:style-name="T1">z^-1</text:span></text:p>
        </draw:rect>
        <draw:connector draw:style-name="gr4" draw:text-style-name="P2" draw:layer="layout" draw:type="curve" svg:x1="11.795cm" svg:y1="9.372cm" svg:x2="15.986cm" svg:y2="8.991cm" draw:start-shape="id1" draw:start-glue-point="1" draw:end-shape="id2" svg:d="M11795 9372c3144 0 1049-381 4191-381">
          <text:p text:style-name="P2">[63:0]</text:p>
        </draw:connector>
        <draw:connector draw:style-name="gr4" draw:text-style-name="P2" draw:layer="layout" draw:type="curve" svg:x1="17.256cm" svg:y1="8.991cm" svg:x2="19.796cm" svg:y2="9.425cm" draw:start-shape="id2" draw:start-glue-point="1" draw:end-shape="id3" draw:end-glue-point="5" svg:d="M17256 8991c1905 0 635 434 2540 434">
          <text:p text:style-name="P2">[66:0]</text:p>
        </draw:connector>
        <draw:frame draw:style-name="gr5" draw:text-style-name="P4" draw:layer="layout" svg:width="22.606cm" svg:height="1.673cm" svg:x="1cm" svg:y="1cm">
          <draw:text-box>
            <text:p><text:span text:style-name="T2">timer_client_rv.vhd (/hdl/primitive/platforms/)</text:span></text:p>
          </draw:text-box>
        </draw:frame>
        <draw:connector draw:style-name="gr6" draw:text-style-name="P2" draw:layer="layout" draw:type="curve" svg:x1="21.066cm" svg:y1="8.991cm" svg:x2="23.86cm" svg:y2="9.002cm" draw:start-shape="id3" draw:start-glue-point="1" draw:end-shape="id4" draw:end-glue-point="3" svg:d="M21066 8991c2097 0 700 11 2794 11">
          <text:p/>
        </draw:connector>
        <draw:frame draw:style-name="gr2" draw:text-style-name="P1" xml:id="id23" draw:id="id23" draw:layer="layout" svg:width="3.302cm" svg:height="0.645cm" svg:x="2.27cm" svg:y="6.695cm">
          <draw:text-box>
            <text:p><text:span text:style-name="T1">RST_N_sys0_rst</text:span></text:p>
          </draw:text-box>
        </draw:frame>
        <draw:frame draw:style-name="gr2" draw:text-style-name="P1" xml:id="id25" draw:id="id25" draw:layer="layout" svg:width="3.302cm" svg:height="0.645cm" svg:x="23.86cm" svg:y="6.695cm">
          <draw:text-box>
            <text:p><text:span text:style-name="T1">RST_N_wti_rst</text:span></text:p>
          </draw:text-box>
        </draw:frame>
        <draw:frame draw:style-name="gr2" draw:text-style-name="P1" xml:id="id6" draw:id="id6" draw:layer="layout" svg:width="3.937cm" svg:height="0.645cm" svg:x="23.86cm" svg:y="9.87cm">
          <draw:text-box>
            <text:p><text:span text:style-name="T1">wti_m_SThreadBusy</text:span></text:p>
          </draw:text-box>
        </draw:frame>
        <draw:frame draw:style-name="gr1" draw:text-style-name="P1" draw:layer="layout" svg:width="3.937cm" svg:height="1.039cm" svg:x="23.86cm" svg:y="10.746cm">
          <draw:text-box>
            <text:p><text:span text:style-name="T1">wti_m_SReset_n</text:span></text:p>
            <text:p><text:span text:style-name="T3">(NOT USED)</text:span></text:p>
          </draw:text-box>
        </draw:frame>
        <draw:frame draw:style-name="gr1" draw:text-style-name="P1" xml:id="id4" draw:id="id4" draw:layer="layout" svg:width="3.937cm" svg:height="1.039cm" svg:x="23.86cm" svg:y="8.483cm">
          <draw:text-box>
            <text:p><text:span text:style-name="T1">wti_m_req[66:0]</text:span></text:p>
          </draw:text-box>
        </draw:frame>
        <draw:frame draw:style-name="gr2" draw:text-style-name="P1" draw:layer="layout" svg:width="3.302cm" svg:height="0.645cm" svg:x="23.86cm" svg:y="11.922cm">
          <draw:text-box>
            <text:p><text:span text:style-name="T1">CLK_wti_clk</text:span></text:p>
          </draw:text-box>
        </draw:frame>
        <draw:frame draw:style-name="gr2" draw:text-style-name="P1" xml:id="id33" draw:id="id33" draw:layer="layout" svg:width="3.048cm" svg:height="0.645cm" svg:x="2.27cm" svg:y="9.499cm">
          <draw:text-box>
            <text:p><text:span text:style-name="T1">EN_gpsTime</text:span></text:p>
          </draw:text-box>
        </draw:frame>
        <draw:frame draw:style-name="gr1" draw:text-style-name="P1" xml:id="id30" draw:id="id30" draw:layer="layout" svg:width="3.048cm" svg:height="1.039cm" svg:x="2.27cm" svg:y="10.238cm">
          <draw:text-box>
            <text:p><text:span text:style-name="T1">RDY_gpsTime</text:span></text:p>
            <text:p><text:span text:style-name="T3">(NOT USED)</text:span></text:p>
          </draw:text-box>
        </draw:frame>
        <draw:rect draw:style-name="gr7" draw:text-style-name="P3" xml:id="id24" draw:id="id24" draw:layer="layout" svg:width="3.683cm" svg:height="3.81cm" svg:x="8.112cm" svg:y="7.721cm">
          <draw:glue-point draw:id="4" svg:x="-2cm" svg:y="5cm"/>
          <draw:glue-point draw:id="5" svg:x="3cm" svg:y="5cm"/>
          <draw:glue-point draw:id="6" svg:x="-5.007cm" svg:y="-2.574cm"/>
          <draw:glue-point draw:id="7" svg:x="5.002cm" svg:y="-2.666cm"/>
          <text:p text:style-name="P2"><text:span text:style-name="T1">SyncRegister.vhd</text:span></text:p>
          <text:p text:style-name="P2"><text:span text:style-name="T1"/></text:p>
          <text:p text:style-name="P2"><text:span text:style-name="T1">64bit x 2</text:span></text:p>
        </draw:rect>
        <draw:rect draw:style-name="gr3" draw:text-style-name="P3" xml:id="id29" draw:id="id29" draw:layer="layout" svg:width="1.016cm" svg:height="0.508cm" svg:x="8.112cm" svg:y="10.388cm">
          <text:p text:style-name="P2"><text:span text:style-name="T1">sRDY</text:span></text:p>
        </draw:rect>
        <draw:rect draw:style-name="gr3" draw:text-style-name="P3" xml:id="id34" draw:id="id34" draw:layer="layout" svg:width="1.016cm" svg:height="0.508cm" svg:x="8.112cm" svg:y="9.753cm">
          <text:p text:style-name="P2"><text:span text:style-name="T1">sEN</text:span></text:p>
        </draw:rect>
        <draw:rect draw:style-name="gr3" draw:text-style-name="P3" xml:id="id28" draw:id="id28" draw:layer="layout" svg:width="1.016cm" svg:height="0.508cm" svg:x="8.112cm" svg:y="11.023cm">
          <text:p text:style-name="P2"><text:span text:style-name="T1">sClk</text:span></text:p>
        </draw:rect>
        <draw:rect draw:style-name="gr3" draw:text-style-name="P3" xml:id="id32" draw:id="id32" draw:layer="layout" svg:width="1.016cm" svg:height="0.508cm" svg:x="8.112cm" svg:y="9.118cm">
          <text:p text:style-name="P2"><text:span text:style-name="T1">sD_IN</text:span></text:p>
        </draw:rect>
        <draw:rect draw:style-name="gr3" draw:text-style-name="P3" xml:id="id26" draw:id="id26" draw:layer="layout" svg:width="1.016cm" svg:height="0.508cm" svg:x="10.779cm" svg:y="11.033cm">
          <text:p text:style-name="P2"><text:span text:style-name="T1">dClk</text:span></text:p>
        </draw:rect>
        <draw:rect draw:style-name="gr3" draw:text-style-name="P3" xml:id="id1" draw:id="id1" draw:layer="layout" svg:width="1.651cm" svg:height="0.508cm" svg:x="10.144cm" svg:y="9.118cm">
          <text:p text:style-name="P2"><text:span text:style-name="T1">dD_OUT</text:span></text:p>
        </draw:rect>
        <draw:connector draw:style-name="gr6" draw:text-style-name="P2" draw:layer="layout" draw:type="curve" svg:x1="18.681cm" svg:y1="7.866cm" svg:x2="19.796cm" svg:y2="8.792cm" draw:start-shape="id5" draw:end-shape="id3" draw:end-glue-point="4" svg:d="M18681 7866c835 0 278 926 1115 926">
          <text:p/>
        </draw:connector>
        <draw:frame draw:style-name="gr8" draw:text-style-name="P5" xml:id="id5" draw:id="id5" draw:layer="layout" svg:width="2.06cm" svg:height="0.725cm" svg:x="16.621cm" svg:y="7.504cm">
          <draw:text-box>
            <text:p><text:span text:style-name="T4">0x0A..A</text:span></text:p>
          </draw:text-box>
        </draw:frame>
        <draw:rect draw:style-name="gr3" draw:text-style-name="P3" xml:id="id7" draw:id="id7" draw:layer="layout" svg:width="1.27cm" svg:height="1.27cm" svg:x="21.701cm" svg:y="9.88cm">
          <draw:glue-point draw:id="4" svg:x="-3cm" svg:y="5cm"/>
          <draw:glue-point draw:id="5" svg:x="3cm" svg:y="5cm"/>
          <text:p text:style-name="P2"><text:span text:style-name="T1">z^-1</text:span></text:p>
        </draw:rect>
        <draw:connector draw:style-name="gr6" draw:text-style-name="P6" draw:layer="layout" draw:type="curve" svg:x1="23.86cm" svg:y1="10.192cm" svg:x2="22.971cm" svg:y2="10.515cm" draw:start-shape="id6" draw:start-glue-point="3" draw:end-shape="id7" draw:end-glue-point="1" svg:d="M23860 10192c-666 0-222 323-889 323">
          <text:p/>
        </draw:connector>
        <draw:connector draw:style-name="gr6" draw:text-style-name="P6" draw:layer="layout" draw:type="curve" svg:x1="21.701cm" svg:y1="10.515cm" svg:x2="20.431cm" svg:y2="9.626cm" draw:start-shape="id7" draw:start-glue-point="3" draw:end-shape="id3" draw:end-glue-point="2" svg:d="M21701 10515c-847 0-1270-296-1270-889">
          <text:p/>
        </draw:connector>
        <draw:connector draw:style-name="gr6" draw:text-style-name="P2" draw:layer="layout" draw:type="curve" svg:x1="13.944cm" svg:y1="8.102cm" svg:x2="15.986cm" svg:y2="8.991cm" draw:start-shape="id8" draw:start-glue-point="2" draw:end-shape="id2" draw:end-glue-point="3" svg:d="M13944 8102c0 593 680 889 2042 889">
          <text:p/>
        </draw:connector>
        <draw:frame draw:style-name="gr9" draw:text-style-name="P5" xml:id="id8" draw:id="id8" draw:layer="layout" svg:width="4.431cm" svg:height="0.725cm" svg:x="11.729cm" svg:y="7.377cm">
          <draw:text-box>
            <text:p><text:span text:style-name="T4">CMD = '001' = 66:64</text:span></text:p>
          </draw:text-box>
        </draw:frame>
        <draw:frame draw:style-name="gr10" draw:text-style-name="P7" draw:layer="layout" svg:width="5.207cm" svg:height="1.433cm" svg:x="27.67cm" svg:y="8.473cm">
          <draw:text-box>
            <text:p><text:span text:style-name="T3">3b constant command &amp; </text:span></text:p>
            <text:p><text:span text:style-name="T3">64b data (32 sec/32 fraction)</text:span></text:p>
          </draw:text-box>
        </draw:frame>
        <draw:frame draw:style-name="gr11" draw:text-style-name="P5" draw:layer="layout" svg:width="24.082cm" svg:height="1.778cm" svg:x="1.048cm" svg:y="1.889cm">
          <draw:text-box>
            <text:p><text:span text:style-name="T4">// The TimeClient is instanced for each target WTI clock domain one or more times</text:span></text:p>
            <text:p><text:span text:style-name="T4">// The time client transfers the time from the time server to the target clock domain and compensates for the latency</text:span></text:p>
            <text:p><text:span text:style-name="T4">// The time client provides a OCP::WIP::WTI compliant WTI-M interface</text:span></text:p>
          </draw:text-box>
        </draw:frame>
        <draw:frame draw:style-name="gr12" draw:text-style-name="P4" draw:layer="layout" svg:width="15.24cm" svg:height="1.27cm" svg:x="1cm" svg:y="12.43cm">
          <draw:text-box>
            <text:p><text:span text:style-name="T2">SyncRegister.vhd (/hdl/primitive/platforms/)</text:span></text:p>
          </draw:text-box>
        </draw:frame>
        <draw:rect draw:style-name="gr3" draw:text-style-name="P3" xml:id="id11" draw:id="id11" draw:layer="layout" svg:width="1.27cm" svg:height="1.27cm" svg:x="19.637cm" svg:y="23.45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rect draw:style-name="gr3" draw:text-style-name="P3" xml:id="id9" draw:id="id9" draw:layer="layout" svg:width="1.27cm" svg:height="1.27cm" svg:x="23.32cm" svg:y="23.45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rect draw:style-name="gr3" draw:text-style-name="P3" xml:id="id10" draw:id="id10" draw:layer="layout" svg:width="1.27cm" svg:height="1.27cm" svg:x="27.924cm" svg:y="23.47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frame draw:style-name="gr2" draw:text-style-name="P1" draw:layer="layout" svg:width="3.048cm" svg:height="0.645cm" svg:x="24.495cm" svg:y="22.834cm">
          <draw:text-box>
            <text:p><text:span text:style-name="T1">s_dSyncReg(1)</text:span></text:p>
          </draw:text-box>
        </draw:frame>
        <draw:frame draw:style-name="gr2" draw:text-style-name="P1" draw:layer="layout" svg:width="3.048cm" svg:height="0.645cm" svg:x="29.194cm" svg:y="22.834cm">
          <draw:text-box>
            <text:p><text:span text:style-name="T1">s_dSyncReg(2)</text:span></text:p>
          </draw:text-box>
        </draw:frame>
        <draw:frame draw:style-name="gr2" draw:text-style-name="P1" draw:layer="layout" svg:width="3.048cm" svg:height="0.645cm" svg:x="20.685cm" svg:y="22.717cm">
          <draw:text-box>
            <text:p><text:span text:style-name="T1">s_dSyncReg(0)</text:span></text:p>
          </draw:text-box>
        </draw:frame>
        <draw:frame draw:style-name="gr2" draw:text-style-name="P1" draw:layer="layout" svg:width="2.889cm" svg:height="0.645cm" svg:x="16.875cm" svg:y="22.961cm">
          <draw:text-box>
            <text:p><text:span text:style-name="T1">s_sToggleReg</text:span></text:p>
          </draw:text-box>
        </draw:frame>
        <draw:frame draw:style-name="gr2" draw:text-style-name="P1" xml:id="id19" draw:id="id19" draw:layer="layout" svg:width="2.54cm" svg:height="0.645cm" svg:x="2.238cm" svg:y="26.009cm">
          <draw:text-box>
            <text:p><text:span text:style-name="T1">dCLK</text:span></text:p>
          </draw:text-box>
        </draw:frame>
        <draw:rect draw:style-name="gr3" draw:text-style-name="P3" xml:id="id22" draw:id="id22" draw:layer="layout" svg:width="1.27cm" svg:height="1.27cm" svg:x="32.75cm" svg:y="22.21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xor</text:span></text:p>
        </draw:rect>
        <draw:frame draw:style-name="gr2" draw:text-style-name="P1" draw:layer="layout" svg:width="1.905cm" svg:height="0.645cm" svg:x="34.147cm" svg:y="22.209cm">
          <draw:text-box>
            <text:p><text:span text:style-name="T1">dPulse</text:span></text:p>
          </draw:text-box>
        </draw:frame>
        <draw:connector draw:style-name="gr6" draw:text-style-name="P6" draw:layer="layout" draw:type="curve" svg:x1="24.59cm" svg:y1="24.094cm" svg:x2="27.924cm" svg:y2="24.114cm" draw:start-shape="id9" draw:start-glue-point="1" draw:end-shape="id10" draw:end-glue-point="3" svg:d="M24590 24094c2500 0 834 20 3334 20">
          <text:p/>
        </draw:connector>
        <draw:connector draw:style-name="gr6" draw:text-style-name="P6" draw:layer="layout" draw:type="curve" svg:x1="20.907cm" svg:y1="24.094cm" svg:x2="23.32cm" svg:y2="24.094cm" draw:start-shape="id11" draw:start-glue-point="1" draw:end-shape="id9" draw:end-glue-point="3" svg:d="M20907 24094h2413">
          <text:p/>
        </draw:connector>
        <draw:rect draw:style-name="gr3" draw:text-style-name="P3" xml:id="id12" draw:id="id12" draw:layer="layout" svg:width="1.27cm" svg:height="1.27cm" svg:x="15.481cm" svg:y="23.47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frame draw:style-name="gr2" draw:text-style-name="P1" xml:id="id20" draw:id="id20" draw:layer="layout" svg:width="2.54cm" svg:height="0.645cm" svg:x="2.238cm" svg:y="24.729cm">
          <draw:text-box>
            <text:p><text:span text:style-name="T1">sCLK</text:span></text:p>
          </draw:text-box>
        </draw:frame>
        <draw:frame draw:style-name="gr2" draw:text-style-name="P1" xml:id="id14" draw:id="id14" draw:layer="layout" svg:width="2.54cm" svg:height="0.645cm" svg:x="2.27cm" svg:y="17.627cm">
          <draw:text-box>
            <text:p><text:span text:style-name="T1">sEN</text:span></text:p>
          </draw:text-box>
        </draw:frame>
        <draw:rect draw:style-name="gr3" draw:text-style-name="P3" xml:id="id13" draw:id="id13" draw:layer="layout" svg:width="1.27cm" svg:height="1.27cm" svg:x="13.322cm" svg:y="22.209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NOT</text:span></text:p>
        </draw:rect>
        <draw:connector draw:style-name="gr6" draw:text-style-name="P6" draw:layer="layout" draw:type="curve" draw:line-skew="0cm 0.374cm -0.263cm" svg:x1="16.751cm" svg:y1="24.114cm" svg:x2="13.322cm" svg:y2="22.59cm" draw:start-shape="id12" draw:start-glue-point="1" draw:end-shape="id13" draw:end-glue-point="6" svg:d="M16751 24114c751 0 501-2032-1846-2032s-2729 508-1583 508">
          <text:p/>
        </draw:connector>
        <draw:connector draw:style-name="gr6" draw:text-style-name="P6" draw:layer="layout" draw:type="curve" svg:x1="4.81cm" svg:y1="17.949cm" svg:x2="15.481cm" svg:y2="24.114cm" draw:start-shape="id14" draw:start-glue-point="1" draw:end-shape="id12" draw:end-glue-point="3" svg:d="M4810 17949c8002 0 2667 6165 10671 6165">
          <text:p/>
        </draw:connector>
        <draw:connector draw:style-name="gr6" draw:text-style-name="P6" draw:layer="layout" draw:type="curve" svg:x1="14.592cm" svg:y1="22.844cm" svg:x2="15.481cm" svg:y2="23.86cm" draw:start-shape="id13" draw:start-glue-point="1" draw:end-shape="id12" draw:end-glue-point="6" svg:d="M14592 22844c667 0 223 1016 889 1016">
          <text:p/>
        </draw:connector>
        <draw:connector draw:style-name="gr6" draw:text-style-name="P6" draw:layer="layout" draw:type="curve" svg:x1="16.751cm" svg:y1="24.114cm" svg:x2="19.637cm" svg:y2="24.094cm" draw:start-shape="id12" draw:start-glue-point="1" draw:end-shape="id11" draw:end-glue-point="3" svg:d="M16751 24114c2164 0 722-20 2886-20">
          <text:p/>
        </draw:connector>
        <draw:rect draw:style-name="gr13" draw:text-style-name="P3" xml:id="id15" draw:id="id15" draw:layer="layout" svg:width="1.27cm" svg:height="1.27cm" svg:x="17.51cm" svg:y="19.92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rect draw:style-name="gr13" draw:text-style-name="P3" xml:id="id16" draw:id="id16" draw:layer="layout" svg:width="1.27cm" svg:height="1.27cm" svg:x="11.128cm" svg:y="19.923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frame draw:style-name="gr2" draw:text-style-name="P1" draw:layer="layout" svg:width="2.953cm" svg:height="0.645cm" svg:x="12.652cm" svg:y="19.796cm">
          <draw:text-box>
            <text:p><text:span text:style-name="T1">s_sSyncReg(0)</text:span></text:p>
          </draw:text-box>
        </draw:frame>
        <draw:frame draw:style-name="gr2" draw:text-style-name="P1" draw:layer="layout" svg:width="3.08cm" svg:height="0.645cm" svg:x="7.267cm" svg:y="19.913cm">
          <draw:text-box>
            <text:p><text:span text:style-name="T1">s_sSyncReg(1)</text:span></text:p>
          </draw:text-box>
        </draw:frame>
        <draw:connector draw:style-name="gr6" draw:text-style-name="P6" draw:layer="layout" draw:type="curve" svg:x1="17.51cm" svg:y1="20.558cm" svg:x2="12.398cm" svg:y2="20.558cm" draw:start-shape="id15" draw:start-glue-point="3" draw:end-shape="id16" svg:d="M17510 20558h-5112">
          <text:p/>
        </draw:connector>
        <draw:rect draw:style-name="gr13" draw:text-style-name="P3" xml:id="id17" draw:id="id17" draw:layer="layout" svg:width="1.27cm" svg:height="1.27cm" svg:x="5.54cm" svg:y="19.923cm">
          <draw:glue-point draw:id="4" svg:x="3cm" svg:y="5cm"/>
          <draw:glue-point draw:id="5" svg:x="-2cm" svg:y="5cm"/>
          <draw:glue-point draw:id="6" svg:x="5cm" svg:y="-2cm"/>
          <draw:glue-point draw:id="7" svg:x="5cm" svg:y="3cm"/>
          <text:p text:style-name="P2"><text:span text:style-name="T1">==</text:span></text:p>
        </draw:rect>
        <draw:connector draw:style-name="gr6" draw:text-style-name="P6" draw:layer="layout" draw:type="curve" svg:x1="13.322cm" svg:y1="22.59cm" svg:x2="6.81cm" svg:y2="20.939cm" draw:start-shape="id13" draw:start-glue-point="6" draw:end-shape="id17" draw:end-glue-point="7" svg:d="M13322 22590c-4884 0-1628-1651-6512-1651">
          <text:p/>
        </draw:connector>
        <draw:connector draw:style-name="gr6" draw:text-style-name="P6" draw:layer="layout" draw:type="curve" svg:x1="11.128cm" svg:y1="20.558cm" svg:x2="6.81cm" svg:y2="20.558cm" draw:start-shape="id16" draw:start-glue-point="3" draw:end-shape="id17" draw:end-glue-point="1" svg:d="M11128 20558h-4318">
          <text:p/>
        </draw:connector>
        <draw:frame draw:style-name="gr2" draw:text-style-name="P1" xml:id="id18" draw:id="id18" draw:layer="layout" svg:width="2.667cm" svg:height="0.645cm" svg:x="2.143cm" svg:y="20.304cm">
          <draw:text-box>
            <text:p><text:span text:style-name="T1">SRDY</text:span></text:p>
          </draw:text-box>
        </draw:frame>
        <draw:connector draw:style-name="gr6" draw:text-style-name="P6" draw:layer="layout" draw:type="curve" svg:x1="5.54cm" svg:y1="20.558cm" svg:x2="4.81cm" svg:y2="20.626cm" draw:start-shape="id17" draw:start-glue-point="3" draw:end-shape="id18" draw:end-glue-point="1" svg:d="M5540 20558c-547 0-183 68-730 68">
          <text:p/>
        </draw:connector>
        <draw:frame draw:style-name="gr14" draw:text-style-name="P8" draw:layer="layout" svg:width="4.699cm" svg:height="3.302cm" svg:x="15.351cm" svg:y="21.828cm">
          <draw:text-box>
            <text:p><text:span text:style-name="T5">Control Signal</text:span></text:p>
          </draw:text-box>
        </draw:frame>
        <draw:frame draw:style-name="gr15" draw:text-style-name="P9" draw:layer="layout" svg:width="15.78cm" svg:height="1.199cm" svg:x="3.54cm" svg:y="13.7cm">
          <draw:text-box>
            <text:p><text:span text:style-name="T6">* Transfer takes 2 dCLK to see data, sRDY recovers takes 2 dCLK + 2 sCLK </text:span></text:p>
            <text:p><text:span text:style-name="T6">* Reset '1' so sRDY is low during reset: s_sSyncReg(0) &amp; s_sSyncReg(1)</text:span></text:p>
          </draw:text-box>
        </draw:frame>
        <draw:connector draw:style-name="gr6" draw:text-style-name="P6" draw:layer="layout" draw:line-skew="8.033cm" svg:x1="4.778cm" svg:y1="26.331cm" svg:x2="23.32cm" svg:y2="24.475cm" draw:start-shape="id19" draw:start-glue-point="1" draw:end-shape="id9" draw:end-glue-point="7" svg:d="M4778 26331h17304v-1856h1238">
          <text:p/>
        </draw:connector>
        <draw:connector draw:style-name="gr6" draw:text-style-name="P6" draw:layer="layout" draw:line-skew="10.24cm" svg:x1="4.778cm" svg:y1="26.331cm" svg:x2="27.924cm" svg:y2="24.495cm" draw:start-shape="id19" draw:start-glue-point="1" draw:end-shape="id10" draw:end-glue-point="7" svg:d="M4778 26331h21813v-1836h1333">
          <text:p/>
        </draw:connector>
        <draw:connector draw:style-name="gr6" draw:text-style-name="P6" draw:layer="layout" draw:line-skew="6.573cm" svg:x1="4.778cm" svg:y1="26.331cm" svg:x2="19.637cm" svg:y2="24.475cm" draw:start-shape="id19" draw:start-glue-point="1" draw:end-shape="id11" draw:end-glue-point="7" svg:d="M4778 26331h14002v-1856h857">
          <text:p/>
        </draw:connector>
        <draw:connector draw:style-name="gr6" draw:text-style-name="P6" draw:layer="layout" draw:line-skew="2.191cm" svg:x1="4.778cm" svg:y1="25.051cm" svg:x2="11.128cm" svg:y2="20.939cm" draw:start-shape="id20" draw:start-glue-point="1" draw:end-shape="id16" draw:end-glue-point="7" svg:d="M4778 25051h5366v-4112h984">
          <text:p/>
        </draw:connector>
        <draw:connector draw:style-name="gr6" draw:text-style-name="P6" draw:layer="layout" draw:line-skew="1.667cm" svg:x1="4.778cm" svg:y1="25.051cm" svg:x2="17.51cm" svg:y2="20.939cm" draw:start-shape="id20" draw:start-glue-point="1" draw:end-shape="id15" draw:end-glue-point="7" svg:d="M4778 25051h8033v-4112h4699">
          <text:p/>
        </draw:connector>
        <draw:connector draw:style-name="gr6" draw:text-style-name="P6" draw:layer="layout" draw:line-skew="4.668cm" svg:x1="4.778cm" svg:y1="25.051cm" svg:x2="15.481cm" svg:y2="24.495cm" draw:start-shape="id20" draw:start-glue-point="1" draw:end-shape="id12" draw:end-glue-point="7" svg:d="M4778 25051h10019v-556h684">
          <text:p/>
        </draw:connector>
        <draw:connector draw:style-name="gr6" draw:text-style-name="P6" draw:layer="layout" svg:x1="4.81cm" svg:y1="15.419cm" svg:x2="28.559cm" svg:y2="23.479cm" draw:start-shape="id21" draw:start-glue-point="1" draw:end-shape="id10" draw:end-glue-point="0" svg:d="M4810 15419h23749v8060">
          <text:p/>
        </draw:connector>
        <draw:connector draw:style-name="gr6" draw:text-style-name="P6" draw:layer="layout" svg:x1="4.81cm" svg:y1="15.419cm" svg:x2="23.955cm" svg:y2="23.459cm" draw:start-shape="id21" draw:start-glue-point="1" draw:end-shape="id9" draw:end-glue-point="0" svg:d="M4810 15419h19145v8040">
          <text:p/>
        </draw:connector>
        <draw:connector draw:style-name="gr6" draw:text-style-name="P6" draw:layer="layout" svg:x1="4.81cm" svg:y1="15.419cm" svg:x2="20.272cm" svg:y2="23.459cm" draw:start-shape="id21" draw:start-glue-point="1" draw:end-shape="id11" draw:end-glue-point="0" svg:d="M4810 15419h15462v8040">
          <text:p/>
        </draw:connector>
        <draw:connector draw:style-name="gr6" draw:text-style-name="P6" draw:layer="layout" svg:x1="4.81cm" svg:y1="15.419cm" svg:x2="16.116cm" svg:y2="23.479cm" draw:start-shape="id21" draw:start-glue-point="1" draw:end-shape="id12" draw:end-glue-point="0" svg:d="M4810 15419h11306v8060">
          <text:p/>
        </draw:connector>
        <draw:connector draw:style-name="gr6" draw:text-style-name="P6" draw:layer="layout" svg:x1="4.81cm" svg:y1="15.419cm" svg:x2="11.763cm" svg:y2="19.923cm" draw:start-shape="id21" draw:start-glue-point="1" draw:end-shape="id16" draw:end-glue-point="0" svg:d="M4810 15419h6953v4504">
          <text:p/>
        </draw:connector>
        <draw:connector draw:style-name="gr6" draw:text-style-name="P6" draw:layer="layout" svg:x1="4.81cm" svg:y1="15.419cm" svg:x2="18.145cm" svg:y2="19.923cm" draw:start-shape="id21" draw:start-glue-point="1" draw:end-shape="id15" draw:end-glue-point="0" svg:d="M4810 15419h13335v4504">
          <text:p/>
        </draw:connector>
        <draw:connector draw:style-name="gr6" draw:text-style-name="P6" draw:layer="layout" draw:line-skew="-0.134cm" svg:x1="27.924cm" svg:y1="24.114cm" svg:x2="32.75cm" svg:y2="22.6cm" draw:start-shape="id10" draw:start-glue-point="3" draw:end-shape="id22" draw:end-glue-point="6" svg:d="M27924 24114h-635v-1514h5461">
          <text:p/>
        </draw:connector>
        <draw:connector draw:style-name="gr6" draw:text-style-name="P6" draw:layer="layout" draw:line-skew="1.079cm" svg:x1="29.194cm" svg:y1="24.114cm" svg:x2="32.75cm" svg:y2="23.235cm" draw:start-shape="id10" draw:start-glue-point="1" draw:end-shape="id22" draw:end-glue-point="7" svg:d="M29194 24114h2857v-879h699">
          <text:p/>
        </draw:connector>
        <draw:connector draw:style-name="gr6" draw:text-style-name="P6" draw:layer="layout" draw:line-skew="3.937cm" svg:x1="27.924cm" svg:y1="24.114cm" svg:x2="18.78cm" svg:y2="20.558cm" draw:start-shape="id10" draw:start-glue-point="3" draw:end-shape="id15" draw:end-glue-point="1" svg:d="M27924 24114h-635v-3556h-8509">
          <text:p/>
        </draw:connector>
        <draw:connector draw:style-name="gr6" draw:text-style-name="P6" draw:layer="layout" svg:x1="5.572cm" svg:y1="7.017cm" svg:x2="9.953cm" svg:y2="7.721cm" draw:start-shape="id23" draw:start-glue-point="1" draw:end-shape="id24" draw:end-glue-point="0" svg:d="M5572 7017h4381v704">
          <text:p/>
        </draw:connector>
        <draw:connector draw:style-name="gr6" draw:text-style-name="P6" draw:layer="layout" svg:x1="23.86cm" svg:y1="7.017cm" svg:x2="22.336cm" svg:y2="9.88cm" draw:start-shape="id25" draw:start-glue-point="3" draw:end-shape="id7" draw:end-glue-point="0" svg:d="M23860 7017h-1524v2863">
          <text:p/>
        </draw:connector>
        <draw:connector draw:style-name="gr6" draw:text-style-name="P6" draw:layer="layout" svg:x1="23.86cm" svg:y1="7.017cm" svg:x2="16.621cm" svg:y2="8.356cm" draw:start-shape="id25" draw:start-glue-point="3" draw:end-shape="id2" draw:end-glue-point="0" svg:d="M23860 7017h-7239v1339">
          <text:p/>
        </draw:connector>
        <draw:connector draw:style-name="gr6" draw:text-style-name="P6" draw:layer="layout" draw:line-skew="0.355cm" svg:x1="23.86cm" svg:y1="12.244cm" svg:x2="22.336cm" svg:y2="11.15cm" draw:end-shape="id7" draw:end-glue-point="2" svg:d="M23860 12244v59h-1524v-1153">
          <text:p/>
        </draw:connector>
        <draw:connector draw:style-name="gr6" draw:text-style-name="P6" draw:layer="layout" draw:line-skew="1.117cm" svg:x1="23.86cm" svg:y1="12.244cm" svg:x2="16.621cm" svg:y2="9.626cm" draw:end-shape="id2" draw:end-glue-point="2" svg:d="M23860 12244v59h-7239v-2677">
          <text:p/>
        </draw:connector>
        <draw:connector draw:style-name="gr6" draw:text-style-name="P6" draw:layer="layout" draw:line-skew="-5.335cm" svg:x1="23.86cm" svg:y1="12.244cm" svg:x2="11.795cm" svg:y2="11.287cm" draw:end-shape="id26" draw:end-glue-point="1" svg:d="M23860 12244h-11117v-957h-948">
          <text:p/>
        </draw:connector>
        <draw:connector draw:style-name="gr6" draw:text-style-name="P6" draw:layer="layout" svg:x1="5.572cm" svg:y1="11.726cm" svg:x2="8.112cm" svg:y2="11.277cm" draw:start-shape="id27" draw:start-glue-point="1" draw:end-shape="id28" draw:end-glue-point="3" svg:d="M5572 11726h1270v-449h1270">
          <text:p/>
        </draw:connector>
        <draw:connector draw:style-name="gr6" draw:text-style-name="P6" draw:layer="layout" svg:x1="8.112cm" svg:y1="10.642cm" svg:x2="5.318cm" svg:y2="10.757cm" draw:start-shape="id29" draw:start-glue-point="3" draw:end-shape="id30" draw:end-glue-point="1" svg:d="M8112 10642h-1397v115h-1397">
          <text:p/>
        </draw:connector>
        <draw:connector draw:style-name="gr6" draw:text-style-name="P6" draw:layer="layout" svg:x1="5.826cm" svg:y1="9.233cm" svg:x2="8.112cm" svg:y2="9.372cm" draw:start-shape="id31" draw:start-glue-point="1" draw:end-shape="id32" draw:end-glue-point="3" svg:d="M5826 9233h1143v139h1143">
          <text:p/>
        </draw:connector>
        <draw:connector draw:style-name="gr6" draw:text-style-name="P6" draw:layer="layout" svg:x1="5.318cm" svg:y1="9.821cm" svg:x2="8.112cm" svg:y2="10.007cm" draw:start-shape="id33" draw:start-glue-point="1" draw:end-shape="id34" draw:end-glue-point="3" svg:d="M5318 9821h1397v186h1397">
          <text:p/>
        </draw:connector>
        <draw:frame draw:style-name="gr16" draw:text-style-name="P10" draw:layer="layout" svg:width="13.335cm" svg:height="2.413cm" svg:x="3.54cm" svg:y="4.221cm">
          <draw:text-box>
            <text:p><text:span text:style-name="T7">* Each worker may have a unique wti_clk input to its time_client_rv.</text:span></text:p>
            <text:p><text:span text:style-name="T7">* The EN_gpsTime is constant '1'.</text:span></text:p>
            <text:p><text:span text:style-name="T7">* The RDY_gpsTime is not used.</text:span></text:p>
            <text:p><text:span text:style-name="T7">* The time_server clk (sCLK) may be =, &lt;, or &gt; wti_clk.</text:span></text:p>
          </draw:text-box>
        </draw:frame>
        <draw:frame draw:style-name="gr2" draw:text-style-name="P1" xml:id="id21" draw:id="id21" draw:layer="layout" svg:width="2.54cm" svg:height="0.645cm" svg:x="2.27cm" svg:y="15.097cm">
          <draw:text-box>
            <text:p><text:span text:style-name="T1">sRST</text:span></text:p>
          </draw:text-box>
        </draw:frame>
        <draw:frame draw:style-name="gr2" draw:text-style-name="P1" xml:id="id38" draw:id="id38" draw:layer="layout" svg:width="2.54cm" svg:height="0.645cm" svg:x="2.27cm" svg:y="16.357cm">
          <draw:text-box>
            <text:p><text:span text:style-name="T1">sD_IN</text:span></text:p>
          </draw:text-box>
        </draw:frame>
        <draw:rect draw:style-name="gr3" draw:text-style-name="P3" xml:id="id35" draw:id="id35" draw:layer="layout" svg:width="1.27cm" svg:height="1.27cm" svg:x="37.735cm" svg:y="18.90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  <draw:frame draw:style-name="gr1" draw:text-style-name="P1" xml:id="id39" draw:id="id39" draw:layer="layout" svg:width="2.921cm" svg:height="1.039cm" svg:x="20.812cm" svg:y="17.383cm">
          <draw:text-box>
            <text:p><text:span text:style-name="T1">s_sDataSyncIn</text:span></text:p>
          </draw:text-box>
        </draw:frame>
        <draw:frame draw:style-name="gr2" draw:text-style-name="P1" xml:id="id36" draw:id="id36" draw:layer="layout" svg:width="1.905cm" svg:height="0.645cm" svg:x="40.275cm" svg:y="19.151cm">
          <draw:text-box>
            <text:p><text:span text:style-name="T1">dD_OUT</text:span></text:p>
          </draw:text-box>
        </draw:frame>
        <draw:connector draw:style-name="gr6" draw:text-style-name="P6" draw:layer="layout" draw:type="curve" svg:x1="39.005cm" svg:y1="19.542cm" svg:x2="40.275cm" svg:y2="19.473cm" draw:start-shape="id35" draw:start-glue-point="1" draw:end-shape="id36" draw:end-glue-point="3" svg:d="M39005 19542c954 0 319-69 1270-69">
          <text:p/>
        </draw:connector>
        <draw:connector draw:style-name="gr6" draw:text-style-name="P6" draw:layer="layout" svg:x1="4.81cm" svg:y1="15.419cm" svg:x2="13.065cm" svg:y2="16.367cm" draw:start-shape="id21" draw:start-glue-point="1" draw:end-shape="id37" draw:end-glue-point="0" svg:d="M4810 15419h8255v948">
          <text:p/>
        </draw:connector>
        <draw:connector draw:style-name="gr6" draw:text-style-name="P6" draw:layer="layout" svg:x1="4.81cm" svg:y1="15.419cm" svg:x2="38.37cm" svg:y2="18.907cm" draw:start-shape="id21" draw:start-glue-point="1" draw:end-shape="id35" draw:end-glue-point="0" svg:d="M4810 15419h33560v3488">
          <text:p/>
        </draw:connector>
        <draw:connector draw:style-name="gr6" draw:text-style-name="P6" draw:layer="layout" svg:x1="4.81cm" svg:y1="16.679cm" svg:x2="12.43cm" svg:y2="16.748cm" draw:start-shape="id38" draw:start-glue-point="1" draw:end-shape="id37" draw:end-glue-point="6" svg:d="M4810 16679h3810v69h3810">
          <text:p/>
        </draw:connector>
        <draw:connector draw:style-name="gr6" draw:text-style-name="P6" draw:layer="layout" draw:line-skew="-2.287cm" svg:x1="13.7cm" svg:y1="17.002cm" svg:x2="20.812cm" svg:y2="17.902cm" draw:start-shape="id37" draw:start-glue-point="1" draw:end-shape="id39" draw:end-glue-point="3" svg:d="M13700 17002h1270v900h5842">
          <text:p/>
        </draw:connector>
        <draw:connector draw:style-name="gr6" draw:text-style-name="P6" draw:layer="layout" draw:line-skew="5.826cm" svg:x1="23.733cm" svg:y1="17.902cm" svg:x2="37.735cm" svg:y2="19.288cm" draw:start-shape="id39" draw:start-glue-point="1" draw:end-shape="id35" draw:end-glue-point="6" svg:d="M23733 17902h12827v1386h1175">
          <text:p/>
        </draw:connector>
        <draw:connector draw:style-name="gr6" draw:text-style-name="P6" draw:layer="layout" draw:line-skew="0.381cm" svg:x1="4.81cm" svg:y1="17.949cm" svg:x2="12.43cm" svg:y2="17.002cm" draw:start-shape="id14" draw:start-glue-point="1" draw:end-shape="id37" draw:end-glue-point="3" svg:d="M4810 17949h4191v-947h3429">
          <text:p/>
        </draw:connector>
        <draw:connector draw:style-name="gr6" draw:text-style-name="P2" draw:layer="layout" draw:line-skew="15.304cm" svg:x1="4.778cm" svg:y1="26.331cm" svg:x2="37.735cm" svg:y2="19.923cm" draw:start-shape="id19" draw:start-glue-point="1" draw:end-shape="id35" draw:end-glue-point="7" svg:d="M4778 26331h31782v-6408h1175">
          <text:p/>
        </draw:connector>
        <draw:connector draw:style-name="gr6" draw:text-style-name="P2" draw:layer="layout" draw:line-skew="0.174cm" svg:x1="34.02cm" svg:y1="22.854cm" svg:x2="37.735cm" svg:y2="19.542cm" draw:start-shape="id22" draw:start-glue-point="1" draw:end-shape="id35" draw:end-glue-point="3" svg:d="M34020 22854h2032v-3312h1683">
          <text:p/>
        </draw:connector>
        <draw:connector draw:style-name="gr6" draw:text-style-name="P2" draw:layer="layout" draw:line-skew="1.54cm" svg:x1="4.778cm" svg:y1="25.051cm" svg:x2="12.43cm" svg:y2="17.383cm" draw:start-shape="id20" draw:start-glue-point="1" draw:end-shape="id37" draw:end-glue-point="7" svg:d="M4778 25051h5366v-7668h2286">
          <text:p/>
        </draw:connector>
        <draw:rect draw:style-name="gr13" draw:text-style-name="P3" xml:id="id37" draw:id="id37" draw:layer="layout" svg:width="1.27cm" svg:height="1.27cm" svg:x="12.43cm" svg:y="16.367cm">
          <draw:glue-point draw:id="4" svg:x="-3cm" svg:y="5cm"/>
          <draw:glue-point draw:id="5" svg:x="2cm" svg:y="5cm"/>
          <draw:glue-point draw:id="6" svg:x="-5cm" svg:y="-2cm"/>
          <draw:glue-point draw:id="7" svg:x="-5cm" svg:y="3cm"/>
          <text:p text:style-name="P2"><text:span text:style-name="T1">z^-1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bedded embedded</meta:initial-creator>
    <meta:creation-date>2015-02-19T09:21:20</meta:creation-date>
    <dc:date>2015-06-22T09:40:10</dc:date>
    <dc:creator>embedded embedded</dc:creator>
    <meta:editing-duration>P24DT18H38M17S</meta:editing-duration>
    <meta:editing-cycles>337</meta:editing-cycles>
    <meta:generator>OpenOffice/4.1.0$Unix OpenOffice.org_project/410m18$Build-9764</meta:generator>
    <meta:printed-by>embedded embedded</meta:printed-by>
    <meta:print-date>2015-04-06T12:04:20</meta:print-date>
    <meta:document-statistic meta:object-count="107"/>
  </office:meta>
</office:document-meta>
</file>